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Deborah Barndt</text:p>
      <text:p text:style-name="Standard"><text:s/>* 10-31-16</text:p>
      <text:p text:style-name="Standard"><text:s/>* BankRecords.java</text:p>
      <text:p text:style-name="Standard"><text:s/>* Lab 3</text:p>
      <text:p text:style-name="Standard"><text:s/>* This program will utilize the Client abstract methods and generate the client records from the csv file. </text:p>
      <text:p text:style-name="Standard"><text:s/>* It will parse and process bank data from the file. </text:p>
      <text:p text:style-name="Standard"><text:s/>* Written by Deborah Barndt. */</text:p>
      <text:p text:style-name="Standard"/>
      <text:p text:style-name="Standard">package bankofiit;</text:p>
      <text:p text:style-name="Standard"/>
      <text:p text:style-name="Standard"/>
      <text:p text:style-name="Standard">import java.awt.Color;</text:p>
      <text:p text:style-name="Standard">import java.io.BufferedReader;</text:p>
      <text:p text:style-name="Standard">import java.io.FileNotFoundException;</text:p>
      <text:p text:style-name="Standard">import java.io.FileReader;</text:p>
      <text:p text:style-name="Standard">import java.io.IOException;</text:p>
      <text:p text:style-name="Standard">import java.net.MalformedURLException;</text:p>
      <text:p text:style-name="Standard">import java.net.URL;</text:p>
      <text:p text:style-name="Standard">import java.text.DecimalFormat;</text:p>
      <text:p text:style-name="Standard">import java.text.SimpleDateFormat;</text:p>
      <text:p text:style-name="Standard">import java.util.ArrayList;</text:p>
      <text:p text:style-name="Standard">import java.util.Arrays;</text:p>
      <text:p text:style-name="Standard">import java.util.Calendar;</text:p>
      <text:p text:style-name="Standard">import java.util.List;</text:p>
      <text:p text:style-name="Standard"/>
      <text:p text:style-name="Standard">import javax.swing.ImageIcon;</text:p>
      <text:p text:style-name="Standard">import javax.swing.JOptionPane;</text:p>
      <text:p text:style-name="Standard">import javax.swing.JTextArea;</text:p>
      <text:p text:style-name="Standard">import javax.swing.UIManager;</text:p>
      <text:p text:style-name="Standard"/>
      <text:p text:style-name="Standard">/**</text:p>
      <text:p text:style-name="Standard"><text:s/>* @author Deborah Barndt</text:p>
      <text:p text:style-name="Standard"><text:s/>*</text:p>
      <text:p text:style-name="Standard"><text:s/>*/</text:p>
      <text:p text:style-name="Standard">public class BankRecords extends Client </text:p>
      <text:p text:style-name="Standard">{</text:p>
      <text:p text:style-name="Standard"><text:tab/>protected String id;<text:tab/><text:tab/><text:tab/>// value of whether the client is a politically exposed person</text:p>
      <text:p text:style-name="Standard"/>
      <text:p text:style-name="Standard"><text:tab/>private String sex;</text:p>
      <text:p text:style-name="Standard"/>
      <text:p text:style-name="Standard"><text:tab/>private String region;</text:p>
      <text:p text:style-name="Standard"/>
      <text:p text:style-name="Standard"><text:tab/>private String married;</text:p>
      <text:p text:style-name="Standard"/>
      <text:p text:style-name="Standard"><text:tab/>private String car;</text:p>
      <text:p text:style-name="Standard"/>
      <text:p text:style-name="Standard"><text:tab/>private String save_act;</text:p>
      <text:p text:style-name="Standard"><text:soft-page-break/></text:p>
      <text:p text:style-name="Standard"><text:tab/>private String current_act;</text:p>
      <text:p text:style-name="Standard"/>
      <text:p text:style-name="Standard"><text:tab/>private String mortgage;</text:p>
      <text:p text:style-name="Standard"/>
      <text:p text:style-name="Standard"><text:tab/>protected String pep;</text:p>
      <text:p text:style-name="Standard"/>
      <text:p text:style-name="Standard"><text:tab/>private int age,<text:tab/><text:tab/><text:tab/>// value of the client's age</text:p>
      <text:p text:style-name="Standard"><text:tab/><text:tab/> <text:s text:c="7"/>children;<text:tab/><text:tab/>// amount of children the client has</text:p>
      <text:p text:style-name="Standard"/>
      <text:p text:style-name="Standard"><text:tab/>protected double income;<text:tab/><text:tab/>// amount of income the client has</text:p>
      <text:p text:style-name="Standard"/>
      <text:p text:style-name="Standard"><text:tab/>//Create the bank records object to be processed.</text:p>
      <text:p text:style-name="Standard"><text:tab/>static BankRecords clientInfo[];</text:p>
      <text:p text:style-name="Standard"><text:tab/>List&lt;List&lt;String&gt;&gt; bankInfo = new ArrayList&lt;List&lt;String&gt;&gt;();</text:p>
      <text:p text:style-name="Standard"/>
      <text:p text:style-name="Standard"><text:tab/>// Setter to assign the clientInfo to the ArrayList.</text:p>
      <text:p text:style-name="Standard"><text:tab/>public void setclientInfo(BankRecords[] clientInfo)</text:p>
      <text:p text:style-name="Standard"><text:tab/>{</text:p>
      <text:p text:style-name="Standard"><text:tab/><text:tab/>this.clientInfo = clientInfo;</text:p>
      <text:p text:style-name="Standard"><text:tab/>}</text:p>
      <text:p text:style-name="Standard"/>
      <text:p text:style-name="Standard"><text:tab/>// Setter to assign the id of the client.</text:p>
      <text:p text:style-name="Standard"><text:tab/>public void setId(String id)</text:p>
      <text:p text:style-name="Standard"><text:tab/>{</text:p>
      <text:p text:style-name="Standard"><text:tab/><text:tab/>this.id = id;</text:p>
      <text:p text:style-name="Standard"><text:tab/>}</text:p>
      <text:p text:style-name="Standard"/>
      <text:p text:style-name="Standard"><text:tab/>// Setter to assign the age of the client.</text:p>
      <text:p text:style-name="Standard"><text:tab/>public void setAge(int age)</text:p>
      <text:p text:style-name="Standard"><text:tab/>{</text:p>
      <text:p text:style-name="Standard"><text:tab/><text:tab/>this.age = age;</text:p>
      <text:p text:style-name="Standard"><text:tab/>}</text:p>
      <text:p text:style-name="Standard"/>
      <text:p text:style-name="Standard"><text:tab/>// Setter to assign the sex of the client.</text:p>
      <text:p text:style-name="Standard"><text:tab/>public void setSex(String sex)</text:p>
      <text:p text:style-name="Standard"><text:tab/>{</text:p>
      <text:p text:style-name="Standard"><text:tab/><text:tab/>this.sex = sex;</text:p>
      <text:p text:style-name="Standard"><text:tab/>}</text:p>
      <text:p text:style-name="Standard"/>
      <text:p text:style-name="Standard"><text:tab/>// Setter to assign the region of the client.</text:p>
      <text:p text:style-name="Standard"><text:tab/>public void setRegion(String region)</text:p>
      <text:p text:style-name="Standard"><text:tab/>{</text:p>
      <text:p text:style-name="Standard"><text:tab/><text:tab/>this.region = region;</text:p>
      <text:p text:style-name="Standard"><text:tab/>}</text:p>
      <text:p text:style-name="Standard"/>
      <text:p text:style-name="Standard"><text:tab/>// Setter to assign the income of the client.</text:p>
      <text:p text:style-name="Standard"><text:tab/>public void setIncome(double income)</text:p>
      <text:p text:style-name="Standard"><text:tab/>{</text:p>
      <text:p text:style-name="Standard"><text:soft-page-break/><text:tab/><text:tab/>this.income = income;</text:p>
      <text:p text:style-name="Standard"><text:tab/>}</text:p>
      <text:p text:style-name="Standard"/>
      <text:p text:style-name="Standard"><text:tab/>// Setter to assign the married status of the client.</text:p>
      <text:p text:style-name="Standard"><text:tab/>public void setMarried(String married)</text:p>
      <text:p text:style-name="Standard"><text:tab/>{</text:p>
      <text:p text:style-name="Standard"><text:tab/><text:tab/>this.married = married;</text:p>
      <text:p text:style-name="Standard"><text:tab/>}</text:p>
      <text:p text:style-name="Standard"/>
      <text:p text:style-name="Standard"><text:tab/>// Setter to assign the amount of children of the client.</text:p>
      <text:p text:style-name="Standard"><text:tab/>public void setChildren(int children)</text:p>
      <text:p text:style-name="Standard"><text:tab/>{</text:p>
      <text:p text:style-name="Standard"><text:tab/><text:tab/>this.children = children;</text:p>
      <text:p text:style-name="Standard"><text:tab/>}</text:p>
      <text:p text:style-name="Standard"/>
      <text:p text:style-name="Standard"><text:tab/>// Setter to assign the car status of the client.</text:p>
      <text:p text:style-name="Standard"><text:tab/>public void setCar(String car)</text:p>
      <text:p text:style-name="Standard"><text:tab/>{</text:p>
      <text:p text:style-name="Standard"><text:tab/><text:tab/>this.car = car;</text:p>
      <text:p text:style-name="Standard"><text:tab/>}</text:p>
      <text:p text:style-name="Standard"/>
      <text:p text:style-name="Standard"><text:tab/>// Setter to assign the savings account status of the client.</text:p>
      <text:p text:style-name="Standard"><text:tab/>public void setSave_act(String save_act)</text:p>
      <text:p text:style-name="Standard"><text:tab/>{</text:p>
      <text:p text:style-name="Standard"><text:tab/><text:tab/>this.save_act = save_act;</text:p>
      <text:p text:style-name="Standard"><text:tab/>}</text:p>
      <text:p text:style-name="Standard"><text:tab/></text:p>
      <text:p text:style-name="Standard"><text:tab/>// Setter to assign the current account status of the client.</text:p>
      <text:p text:style-name="Standard"><text:tab/>public void setCurrent_act(String current_act)</text:p>
      <text:p text:style-name="Standard"><text:tab/>{</text:p>
      <text:p text:style-name="Standard"><text:tab/><text:tab/>this.current_act = current_act;</text:p>
      <text:p text:style-name="Standard"><text:tab/>}</text:p>
      <text:p text:style-name="Standard"><text:tab/></text:p>
      <text:p text:style-name="Standard"><text:tab/>// Setter to assign the mortgage status of the client.</text:p>
      <text:p text:style-name="Standard"><text:tab/>public void setMortgage(String mortgage)</text:p>
      <text:p text:style-name="Standard"><text:tab/>{</text:p>
      <text:p text:style-name="Standard"><text:tab/><text:tab/>this.mortgage = mortgage;</text:p>
      <text:p text:style-name="Standard"><text:tab/>}</text:p>
      <text:p text:style-name="Standard"><text:tab/></text:p>
      <text:p text:style-name="Standard"><text:tab/>// Setter to assign the politically exposed person status of the client.</text:p>
      <text:p text:style-name="Standard"><text:tab/>public void setPep(String pep)</text:p>
      <text:p text:style-name="Standard"><text:tab/>{</text:p>
      <text:p text:style-name="Standard"><text:tab/><text:tab/>this.pep = pep;</text:p>
      <text:p text:style-name="Standard"><text:tab/>}</text:p>
      <text:p text:style-name="Standard"><text:tab/></text:p>
      <text:p text:style-name="Standard"><text:tab/>// Getter to get the clientInfo from the ArrayList</text:p>
      <text:p text:style-name="Standard"><text:tab/>//public BankRecords[] getclientInfo() </text:p>
      <text:p text:style-name="Standard"><text:tab/>public BankRecords[] getclientInfo()</text:p>
      <text:p text:style-name="Standard"><text:tab/>{</text:p>
      <text:p text:style-name="Standard"><text:soft-page-break/><text:tab/><text:tab/>return clientInfo;</text:p>
      <text:p text:style-name="Standard"><text:tab/>}</text:p>
      <text:p text:style-name="Standard"><text:tab/></text:p>
      <text:p text:style-name="Standard"><text:tab/>// Getter to get the id of the client.</text:p>
      <text:p text:style-name="Standard"><text:tab/>public String getId()</text:p>
      <text:p text:style-name="Standard"><text:tab/>{</text:p>
      <text:p text:style-name="Standard"><text:tab/><text:tab/>return id;</text:p>
      <text:p text:style-name="Standard"><text:tab/>}</text:p>
      <text:p text:style-name="Standard"><text:tab/></text:p>
      <text:p text:style-name="Standard"><text:tab/>// Getter to get the age of the client</text:p>
      <text:p text:style-name="Standard"><text:tab/>public int getAge()</text:p>
      <text:p text:style-name="Standard"><text:tab/>{</text:p>
      <text:p text:style-name="Standard"><text:tab/><text:tab/>return age;</text:p>
      <text:p text:style-name="Standard"><text:tab/>}</text:p>
      <text:p text:style-name="Standard"><text:tab/></text:p>
      <text:p text:style-name="Standard"><text:tab/>// Getter to get the sex of the client.</text:p>
      <text:p text:style-name="Standard"><text:tab/>public String getSex()</text:p>
      <text:p text:style-name="Standard"><text:tab/>{</text:p>
      <text:p text:style-name="Standard"><text:tab/><text:tab/>return sex;</text:p>
      <text:p text:style-name="Standard"><text:tab/>}</text:p>
      <text:p text:style-name="Standard"><text:tab/></text:p>
      <text:p text:style-name="Standard"><text:tab/>// Getter to get the region of the client.</text:p>
      <text:p text:style-name="Standard"><text:tab/>public String getRegion()</text:p>
      <text:p text:style-name="Standard"><text:tab/>{</text:p>
      <text:p text:style-name="Standard"><text:tab/><text:tab/>return region;</text:p>
      <text:p text:style-name="Standard"><text:tab/>}</text:p>
      <text:p text:style-name="Standard"><text:tab/></text:p>
      <text:p text:style-name="Standard"><text:tab/>// Getter to get the income of the client.</text:p>
      <text:p text:style-name="Standard"><text:tab/>public double getIncome()</text:p>
      <text:p text:style-name="Standard"><text:tab/>{</text:p>
      <text:p text:style-name="Standard"><text:tab/><text:tab/>return income;</text:p>
      <text:p text:style-name="Standard"><text:tab/>}</text:p>
      <text:p text:style-name="Standard"><text:tab/></text:p>
      <text:p text:style-name="Standard"><text:tab/>// Getter to get the married status of the client.</text:p>
      <text:p text:style-name="Standard"><text:tab/>public String getMarried()</text:p>
      <text:p text:style-name="Standard"><text:tab/>{</text:p>
      <text:p text:style-name="Standard"><text:tab/><text:tab/>return married;</text:p>
      <text:p text:style-name="Standard"><text:tab/>}</text:p>
      <text:p text:style-name="Standard"><text:tab/></text:p>
      <text:p text:style-name="Standard"><text:tab/>// Getter to get the amount of children of the client.</text:p>
      <text:p text:style-name="Standard"><text:tab/>public int getChildren()</text:p>
      <text:p text:style-name="Standard"><text:tab/>{</text:p>
      <text:p text:style-name="Standard"><text:tab/><text:tab/>return children;</text:p>
      <text:p text:style-name="Standard"><text:tab/>}</text:p>
      <text:p text:style-name="Standard"><text:tab/></text:p>
      <text:p text:style-name="Standard"><text:tab/>// Getter to get the car status of the client.</text:p>
      <text:p text:style-name="Standard"><text:tab/>public String getCar()</text:p>
      <text:p text:style-name="Standard"><text:tab/>{</text:p>
      <text:p text:style-name="Standard"><text:tab/><text:tab/>return car;</text:p>
      <text:p text:style-name="Standard"><text:soft-page-break/><text:tab/>}</text:p>
      <text:p text:style-name="Standard"><text:tab/></text:p>
      <text:p text:style-name="Standard"><text:tab/>// Getter to get the savings account status of the client.</text:p>
      <text:p text:style-name="Standard"><text:tab/>public String getSave_act()</text:p>
      <text:p text:style-name="Standard"><text:tab/>{</text:p>
      <text:p text:style-name="Standard"><text:tab/><text:tab/>return save_act;</text:p>
      <text:p text:style-name="Standard"><text:tab/>}</text:p>
      <text:p text:style-name="Standard"><text:tab/></text:p>
      <text:p text:style-name="Standard"><text:tab/>// Getter to get the current account status of the client.</text:p>
      <text:p text:style-name="Standard"><text:tab/>public String getCurrent_act()</text:p>
      <text:p text:style-name="Standard"><text:tab/>{</text:p>
      <text:p text:style-name="Standard"><text:tab/><text:tab/>return current_act;</text:p>
      <text:p text:style-name="Standard"><text:tab/>}</text:p>
      <text:p text:style-name="Standard"><text:tab/></text:p>
      <text:p text:style-name="Standard"><text:tab/>// Getter to get the mortgage of the client.</text:p>
      <text:p text:style-name="Standard"><text:tab/>public String getMortgage()</text:p>
      <text:p text:style-name="Standard"><text:tab/>{</text:p>
      <text:p text:style-name="Standard"><text:tab/><text:tab/>return mortgage;</text:p>
      <text:p text:style-name="Standard"><text:tab/>}</text:p>
      <text:p text:style-name="Standard"><text:tab/></text:p>
      <text:p text:style-name="Standard"><text:tab/>// Getter to get the politically exposed person status of the client.</text:p>
      <text:p text:style-name="Standard"><text:tab/>public String getPep()</text:p>
      <text:p text:style-name="Standard"><text:tab/>{</text:p>
      <text:p text:style-name="Standard"><text:tab/><text:tab/>return pep;</text:p>
      <text:p text:style-name="Standard"><text:tab/>}</text:p>
      <text:p text:style-name="Standard"><text:tab/></text:p>
      <text:p text:style-name="Standard"><text:tab/>// Print a time stamp for program.</text:p>
      <text:p text:style-name="Standard"><text:tab/>static String timeStamp = new SimpleDateFormat("yyyy/MM/dd HH:mm:ss").format(Calendar.getInstance().getTime());</text:p>
      <text:p text:style-name="Standard"><text:tab/></text:p>
      <text:p text:style-name="Standard"><text:tab/>@Override</text:p>
      <text:p text:style-name="Standard"><text:tab/>// Method to read all the record data from the bank-Detail.csv file.</text:p>
      <text:p text:style-name="Standard"><text:tab/>void readData()</text:p>
      <text:p text:style-name="Standard"><text:tab/>{</text:p>
      <text:p text:style-name="Standard"><text:tab/><text:tab/>String line = " ";</text:p>
      <text:p text:style-name="Standard"><text:tab/><text:tab/><text:tab/><text:tab/></text:p>
      <text:p text:style-name="Standard"><text:tab/><text:tab/>// Use the try with resources statement for file IO.</text:p>
      <text:p text:style-name="Standard"><text:tab/><text:tab/>try(BufferedReader detail = new BufferedReader(new FileReader("bank-Detail.csv")))</text:p>
      <text:p text:style-name="Standard"><text:tab/><text:tab/>{</text:p>
      <text:p text:style-name="Standard"><text:tab/><text:tab/><text:tab/>int index = 0;</text:p>
      <text:p text:style-name="Standard"><text:tab/><text:tab/><text:tab/></text:p>
      <text:p text:style-name="Standard"><text:tab/><text:tab/><text:tab/>while((line = detail.readLine()) != null)</text:p>
      <text:p text:style-name="Standard"><text:tab/><text:tab/><text:tab/>{</text:p>
      <text:p text:style-name="Standard"><text:tab/><text:tab/><text:tab/><text:tab/>// Read from the bank-Detail.csv file.</text:p>
      <text:p text:style-name="Standard"><text:tab/><text:tab/><text:tab/><text:tab/>bankInfo.add(Arrays.asList(line.split(",")));</text:p>
      <text:p text:style-name="Standard"><text:tab/><text:tab/><text:tab/><text:tab/>//System.out.println(bankInfo.get(index++));</text:p>
      <text:p text:style-name="Standard"><text:tab/><text:tab/><text:tab/><text:tab/>//index++;</text:p>
      <text:p text:style-name="Standard"><text:tab/><text:tab/><text:tab/>}</text:p>
      <text:p text:style-name="Standard"><text:tab/><text:tab/>}</text:p>
      <text:p text:style-name="Standard"><text:soft-page-break/><text:tab/><text:tab/></text:p>
      <text:p text:style-name="Standard"><text:tab/><text:tab/>// Catch in case the file is not found.</text:p>
      <text:p text:style-name="Standard"><text:tab/><text:tab/>catch (FileNotFoundException e)</text:p>
      <text:p text:style-name="Standard"><text:tab/><text:tab/>{</text:p>
      <text:p text:style-name="Standard"><text:tab/><text:tab/><text:tab/>e.printStackTrace();</text:p>
      <text:p text:style-name="Standard"><text:tab/><text:tab/>}</text:p>
      <text:p text:style-name="Standard"><text:tab/><text:tab/></text:p>
      <text:p text:style-name="Standard"><text:tab/><text:tab/>// Catch in case an input/output in not found.</text:p>
      <text:p text:style-name="Standard"><text:tab/><text:tab/>catch (IOException e)</text:p>
      <text:p text:style-name="Standard"><text:tab/><text:tab/>{</text:p>
      <text:p text:style-name="Standard"><text:tab/><text:tab/><text:tab/>e.printStackTrace();</text:p>
      <text:p text:style-name="Standard"><text:tab/><text:tab/>}</text:p>
      <text:p text:style-name="Standard"><text:tab/><text:tab/></text:p>
      <text:p text:style-name="Standard"><text:tab/><text:tab/>processData();</text:p>
      <text:p text:style-name="Standard"><text:tab/>}</text:p>
      <text:p text:style-name="Standard"><text:tab/></text:p>
      <text:p text:style-name="Standard"><text:tab/>@Override</text:p>
      <text:p text:style-name="Standard"><text:tab/>// Method to process all the record data from the bank-Detail.csv file.</text:p>
      <text:p text:style-name="Standard"><text:tab/>void processData() </text:p>
      <text:p text:style-name="Standard"><text:tab/>{</text:p>
      <text:p text:style-name="Standard"><text:tab/><text:tab/>// Process the data from ArrayList into an array.</text:p>
      <text:p text:style-name="Standard"><text:tab/><text:tab/>// Use enhanced for loop for (data type elementVariable: array)</text:p>
      <text:p text:style-name="Standard"><text:tab/><text:tab/>int idx = 0;</text:p>
      <text:p text:style-name="Standard"><text:tab/><text:tab/>clientInfo = new BankRecords[bankInfo.size()];<text:tab/><text:tab/></text:p>
      <text:p text:style-name="Standard"><text:tab/><text:tab/>// Enhanced for loop to set the data in the ArrayList.</text:p>
      <text:p text:style-name="Standard"><text:tab/><text:tab/>for (List&lt;String&gt; rowData : bankInfo)</text:p>
      <text:p text:style-name="Standard"><text:tab/><text:tab/>{</text:p>
      <text:p text:style-name="Standard"><text:tab/><text:tab/><text:tab/>// Use setters to parse out your data and convert the data types</text:p>
      <text:p text:style-name="Standard"><text:tab/><text:tab/><text:tab/>clientInfo[idx] = new BankRecords();</text:p>
      <text:p text:style-name="Standard"><text:tab/><text:tab/><text:tab/>clientInfo[idx].setId(rowData.get(0));</text:p>
      <text:p text:style-name="Standard"><text:tab/><text:tab/><text:tab/>clientInfo[idx].setAge(Integer.parseInt(rowData.get(1)));</text:p>
      <text:p text:style-name="Standard"><text:tab/><text:tab/><text:tab/>clientInfo[idx].setSex(rowData.get(2));</text:p>
      <text:p text:style-name="Standard"><text:tab/><text:tab/><text:tab/>clientInfo[idx].setRegion(rowData.get(3));</text:p>
      <text:p text:style-name="Standard"><text:tab/><text:tab/><text:tab/>clientInfo[idx].setIncome(Double.parseDouble(rowData.get(4)));</text:p>
      <text:p text:style-name="Standard"><text:tab/><text:tab/><text:tab/>clientInfo[idx].setChildren(Integer.parseInt(rowData.get(6)));</text:p>
      <text:p text:style-name="Standard"><text:tab/><text:tab/><text:tab/>clientInfo[idx].setCar(rowData.get(7));</text:p>
      <text:p text:style-name="Standard"><text:tab/><text:tab/><text:tab/>clientInfo[idx].setSave_act(rowData.get(8));</text:p>
      <text:p text:style-name="Standard"><text:tab/><text:tab/><text:tab/>clientInfo[idx].setCurrent_act(rowData.get(9));</text:p>
      <text:p text:style-name="Standard"><text:tab/><text:tab/><text:tab/>clientInfo[idx].setMortgage(rowData.get(10));</text:p>
      <text:p text:style-name="Standard"><text:tab/><text:tab/><text:tab/>clientInfo[idx].setPep(rowData.get(11));</text:p>
      <text:p text:style-name="Standard"><text:tab/><text:tab/><text:tab/></text:p>
      <text:p text:style-name="Standard"><text:tab/><text:tab/><text:tab/>idx++;</text:p>
      <text:p text:style-name="Standard"><text:tab/><text:tab/>}</text:p>
      <text:p text:style-name="Standard"><text:tab/>}</text:p>
      <text:p text:style-name="Standard"><text:tab/></text:p>
      <text:p text:style-name="Standard"><text:tab/>@Override</text:p>
      <text:p text:style-name="Standard"><text:tab/>// Method to print the first 25 records from the bank-Detail.csv file.</text:p>
      <text:p text:style-name="Standard"><text:tab/>void printData() throws MalformedURLException </text:p>
      <text:p text:style-name="Standard"><text:tab/>{</text:p>
      <text:p text:style-name="Standard"><text:soft-page-break/><text:tab/><text:tab/>// Create a Text Area</text:p>
      <text:p text:style-name="Standard"><text:tab/><text:tab/>JTextArea outputArea = new JTextArea (30, 48);</text:p>
      <text:p text:style-name="Standard"><text:tab/><text:tab/></text:p>
      <text:p text:style-name="Standard"><text:tab/><text:tab/>// Print the data from the ArrayList</text:p>
      <text:p text:style-name="Standard"><text:tab/><text:tab/>outputArea.append(" ID\t" + " AGE\t" + " SEX\t" + " REGION\t" + " INCOME\t" + " MORTGAGE" + "\n\n");</text:p>
      <text:p text:style-name="Standard"><text:tab/></text:p>
      <text:p text:style-name="Standard"><text:tab/><text:tab/>// For loop to print the first 25 record from the ArrayList.</text:p>
      <text:p text:style-name="Standard"><text:tab/><text:tab/>for (int idx = 0; idx &lt;= 24; idx++)</text:p>
      <text:p text:style-name="Standard"><text:tab/><text:tab/>{</text:p>
      <text:p text:style-name="Standard"><text:tab/><text:tab/><text:tab/>// Use getters to get the data</text:p>
      <text:p text:style-name="Standard"><text:tab/><text:tab/><text:tab/>outputArea.append(" " + clientInfo[idx].getId() + "\t");</text:p>
      <text:p text:style-name="Standard"><text:tab/><text:tab/><text:tab/>outputArea.append(" " + clientInfo[idx].getAge() + "\t");</text:p>
      <text:p text:style-name="Standard"><text:tab/><text:tab/><text:tab/>outputArea.append(" " + clientInfo[idx].getSex() + "\t");</text:p>
      <text:p text:style-name="Standard"><text:tab/><text:tab/><text:tab/>outputArea.append(" " + clientInfo[idx].getRegion() + "\t");</text:p>
      <text:p text:style-name="Standard"><text:tab/><text:tab/><text:tab/>outputArea.append(" " + clientInfo[idx].getIncome() + "\t");</text:p>
      <text:p text:style-name="Standard"><text:tab/><text:tab/><text:tab/>//outputArea.append(" " + clientInfo[idx].getMarried() + "\t");</text:p>
      <text:p text:style-name="Standard"><text:tab/><text:tab/><text:tab/>//outputArea.append(" " + clientInfo[idx].getChildren() + "\t");</text:p>
      <text:p text:style-name="Standard"><text:tab/><text:tab/><text:tab/>//outputArea.append(" " + clientInfo[idx].getCar() + "\t");</text:p>
      <text:p text:style-name="Standard"><text:tab/><text:tab/><text:tab/>//outputArea.append(" " + clientInfo[idx].getSave_act() + "\t");</text:p>
      <text:p text:style-name="Standard"><text:tab/><text:tab/><text:tab/>//outputArea.append(" " + clientInfo[idx].getCurrent_act() + "\t");</text:p>
      <text:p text:style-name="Standard"><text:tab/><text:tab/><text:tab/>outputArea.append(" " + clientInfo[idx].getMortgage() + "\n");</text:p>
      <text:p text:style-name="Standard"><text:tab/><text:tab/><text:tab/>//outputArea.append(" " + clientInfo[idx].getPep() + "\n");</text:p>
      <text:p text:style-name="Standard"><text:tab/><text:tab/>}</text:p>
      <text:p text:style-name="Standard"><text:tab/><text:tab/></text:p>
      <text:p text:style-name="Standard"><text:tab/><text:tab/>// Program time stamp</text:p>
      <text:p text:style-name="Standard"><text:tab/><text:tab/>outputArea.append("\n\n" + " Current date: " + timeStamp + "\n Programmed by Deborah Barndt\n");</text:p>
      <text:p text:style-name="Standard"><text:tab/><text:tab/></text:p>
      <text:p text:style-name="Standard"><text:tab/><text:tab/>// Change icon inside dialog box.</text:p>
      <text:p text:style-name="Standard"><text:tab/><text:tab/>final ImageIcon icon = new ImageIcon(new URL("https://cdn1.snapappts.com/media/96x96xclient-documents.png.pagespeed.ic.rI7dpZo8Wa.png"));</text:p>
      <text:p text:style-name="Standard"><text:tab/><text:tab/></text:p>
      <text:p text:style-name="Standard"><text:tab/><text:tab/>// Output for the for loop to display the data.</text:p>
      <text:p text:style-name="Standard"><text:tab/><text:tab/>// Display results in a dialog box.</text:p>
      <text:p text:style-name="Standard"><text:tab/><text:tab/>JOptionPane.showMessageDialog(null, outputArea, "Bank of IIT Client Information", </text:p>
      <text:p text:style-name="Standard"><text:tab/><text:tab/><text:tab/>JOptionPane.INFORMATION_MESSAGE, icon);</text:p>
      <text:p text:style-name="Standard"><text:tab/>}</text:p>
      <text:p text:style-name="Standard"/>
      <text:p text:style-name="Standard"><text:tab/>public static void main(String[] args) throws MalformedURLException</text:p>
      <text:p text:style-name="Standard"><text:tab/>{</text:p>
      <text:p text:style-name="Standard"><text:tab/><text:tab/>// Change the color of the background of the dialog box</text:p>
      <text:p text:style-name="Standard"><text:tab/><text:tab/>UIManager UI = new UIManager();</text:p>
      <text:p text:style-name="Standard"><text:tab/><text:tab/>UI.put ("OptionPane.background", Color.orange);</text:p>
      <text:p text:style-name="Standard"><text:tab/><text:tab/>UI.put ("Panel.background", Color.orange);</text:p>
      <text:p text:style-name="Standard"><text:tab/><text:tab/></text:p>
      <text:p text:style-name="Standard"><text:tab/><text:tab/>BankRecords client = new BankRecords();</text:p>
      <text:p text:style-name="Standard"><text:tab/><text:tab/>client.readData();</text:p>
      <text:p text:style-name="Standard"><text:soft-page-break/><text:tab/><text:tab/>client.printData();</text:p>
      <text:p text:style-name="Standard"><text:tab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rah Barndt</meta:initial-creator>
    <meta:creation-date>2016-11-10T22:45:36.03</meta:creation-date>
    <meta:document-statistic meta:table-count="0" meta:image-count="0" meta:object-count="0" meta:page-count="8" meta:paragraph-count="313" meta:word-count="1095" meta:character-count="8247"/>
    <dc:date>2016-11-10T22:46:32.43</dc:date>
    <dc:creator>Deborah Barndt</dc:creator>
    <meta:editing-duration>PT56S</meta:editing-duration>
    <meta:editing-cycles>1</meta:editing-cycles>
    <meta:generator>OpenOffice/4.1.2$Win32 OpenOffice.org_project/412m3$Build-9782</meta:generator>
  </office:meta>
</office:document-meta>
</file>